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P2" style:family="paragraph" style:parent-style-name="Heading_20_3">
      <style:text-properties officeooo:paragraph-rsid="000e5504"/>
    </style:style>
    <style:style style:name="P3" style:family="paragraph" style:parent-style-name="Text_20_body">
      <style:text-properties officeooo:paragraph-rsid="000e5504"/>
    </style:style>
    <style:style style:name="P4" style:family="paragraph" style:parent-style-name="Text_20_body">
      <style:text-properties officeooo:paragraph-rsid="0010b8e7"/>
    </style:style>
    <style:style style:name="T1" style:family="text">
      <style:text-properties officeooo:rsid="000c9c2a"/>
    </style:style>
    <style:style style:name="T2" style:family="text">
      <style:text-properties officeooo:rsid="000e5504"/>
    </style:style>
    <style:style style:name="T3" style:family="text">
      <style:text-properties officeooo:rsid="0010b8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Segunda Historia: "Los Ecos del Pasado"</text:span></text:h>
      <text:p text:style-name="P3"><text:span text:style-name="Strong_20_Emphasis"/></text:p>
      <text:p text:style-name="P3"><text:span text:style-name="Strong_20_Emphasis">"Lo que la vida pued</text:span><text:span text:style-name="Strong_20_Emphasis"><text:span text:style-name="T2">a</text:span></text:span><text:span text:style-name="Strong_20_Emphasis"> recordar trascendera las barreras del tiempo"</text:span></text:p>
      <text:p text:style-name="P3"><text:span text:style-name="Strong_20_Emphasis"/></text:p>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text:soft-page-break/>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Los escalones crujían bajo su peso, pero la estructura parecía firme. A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text:p text:style-name="Standard"/>
      <text:p text:style-name="Horizontal_20_Line"/>
      <text:p text:style-name="Text_20_body"/>
      <text:p text:style-name="Text_20_body"/>
      <text:p text:style-name="Text_20_body"/>
      <text:p text:style-name="Text_20_body"><text:soft-page-break/></text:p>
      <text:p text:style-name="P4"><text:span text:style-name="Strong_20_Emphasis"><text:span text:style-name="T3">Kael, el hombre de Cristal</text:span></text:span></text:p>
      <text:p text:style-name="Text_20_body"/>
      <text:p text:style-name="Text_20_body">La escalera se extendía frente a Elara, su estructura apenas distinguible bajo la tenue luz de los cristales que bordeaban los escalones. Su resplandor azulado palpitaba suavemente, proyectando sombras inciertas en la piedra pulida. Más allá de la escalera, la vasta sala se sumía en la oscuridad, un abismo silencioso que parecía contener secretos olvidados por el tiempo.</text:p>
      <text:p text:style-name="Text_20_body">Desde el umbral, Elara contuvo la respiración. Sus ojos intentaron penetrar las sombras, pero la negrura era impenetrable. La incertidumbre la mantenía inmóvil. ¿Qué podría haber oculto en aquel recinto silencioso? Sus dedos rozaron la piedra de la entrada, buscando en la textura fría un ancla para su valor. Y entonces, con un esfuerzo deliberado, avanzó.</text:p>
      <text:p text:style-name="Text_20_body">Apenas su pie cruzó el umbral, la oscuridad se desvaneció en un destello cegador.</text:p>
      <text:p text:style-name="Text_20_body">Una oleada de luz blanca inundó la sala, expandiéndose como una ola de energía latente. Elara se detuvo en seco, su corazón martilleando en su pecho. El resplandor era absoluto, emanando de todas partes y de ninguna en particular. No había lámparas ni antorchas, ninguna fuente visible que justificara la repentina claridad. Y, sin embargo, la sala entera se había revelado ante ella con una nitidez asombrosa.</text:p>
      <text:p text:style-name="Text_20_body">El espacio era vasto, más grande de lo que habría imaginado. Techos altos se alzaban sobre gruesas columnas de mármol, y entre ellas se alineaban mesas y estanterías, algunas intactas, otras cubiertas por la pátina del tiempo. Libros, rollos y pergaminos dormían en sus nichos polvorientos, guardianes silenciosos de un conocimiento perdido.</text:p>
      <text:p text:style-name="Text_20_body">Elara avanzó con cautela, recorriendo el lugar con la mirada. A pesar de la luz, no podía deshacerse de la sensación de que no estaba sola. La sala parecía viva, como si hubiese despertado de un letargo milenario al sentir su presencia. Fue entonces cuando sus ojos se posaron en las mesas de mármol y los cilindros de cristal que reposaban sobre ellas.</text:p>
      <text:p text:style-name="Text_20_body">Se acercó a uno de los cilindros con curiosidad. Su superficie era suave, traslúcida, y contenía en su interior un brillo etéreo, como si una chispa de vida residiera en su interior. Sin poder evitarlo, extendió la mano y lo tocó.</text:p>
      <text:p text:style-name="Text_20_body">Al instante, una figura apareció frente a ella.</text:p>
      <text:p text:style-name="Text_20_body">Elara contuvo el aliento. Era un hombre de porte solemne, vestido con ropajes que oscilaban entre lo familiar y lo extraño. Su boca se movía, emitiendo palabras en un idioma que no reconocía. Pero lo más inquietante era que no la miraba. Sus ojos, vacíos de conciencia, contemplaban algo más allá de su realidad, como si estuviera atrapado en un momento del pasado.</text:p>
      <text:p text:style-name="Text_20_body">No era un hombre real. Tampoco un fantasma.</text:p>
      <text:p text:style-name="Text_20_body">Elara retiró la mano de golpe y la figura desapareció. Probó con otro cilindro y ocurrió lo mismo. Diferentes personas, diferentes escenas, todas fragmentos de un tiempo que ya no existía. Era como si aquellas reliquias fueran ventanas a un ayer olvidado, ecos atrapados en el cristal.</text:p>
      <text:p text:style-name="Text_20_body"><text:soft-page-break/>La magia era poderosa, pero no parecía amenazante.</text:p>
      <text:p text:style-name="Text_20_body">Con una mezcla de asombro y desasosiego, continuó explorando. La sala era un laberinto de columnas y estanterías, cada giro revelando más cilindros, más recuerdos atrapados en cristal. La enormidad del lugar la sobrecogía. ¿Dónde terminaba? ¿Qué más guardaba en sus entrañas?</text:p>
      <text:p text:style-name="Text_20_body">Y entonces lo vio.</text:p>
      <text:p text:style-name="Text_20_body">Oculta tras una estantería, rodeada por un círculo de columnas, una estatua se alzaba en el centro de la sala. Su silueta de cristal azul refulgía con una pureza imposible, intacta, ajena al deterioro del tiempo. No era como las demás figuras erosionadas que había encontrado antes. Su presencia emanaba algo más… algo vivo.</text:p>
      <text:p text:style-name="Text_20_body">Elara se acercó, sus pasos resonando con un eco sordo en la inmensidad de la sala. Observó la estatua con detenimiento. Representaba a un hombre de rostro sereno y mirada profunda, envuelto en túnicas cuyas ondulaciones parecían desafiar la rigidez de la piedra. Sus manos, unidas frente a su pecho, sostenían algo invisible, algo perdido en el tiempo.</text:p>
      <text:p text:style-name="Text_20_body">La fascinación la impulsó a tocarlo.</text:p>
      <text:p text:style-name="Text_20_body">En el instante en que sus dedos rozaron el cristal, una explosión de luz azul la envolvió. Un sonido profundo, como el crujir de un hielo milenario, reverberó en la sala. Grietas de luz serpenteaban por la estatua, latiendo con un resplandor cada vez más intenso. De repente, un pulso recorrió la figura y un sonido estremecedor, como el latido de un corazón olvidado, resonó en su interior.</text:p>
      <text:p text:style-name="Text_20_body">Elara retrocedió, con el aliento atrapado en su garganta.</text:p>
      <text:p text:style-name="Text_20_body">Los ojos de la estatua, antes vacíos, se llenaron de un brillo profundo. Sus labios se separaron, y de ellos escapó un susurro ronco:</text:p>
      <text:p text:style-name="Text_20_body">—¿Dónde… dónde estoy?</text:p>
      <text:p text:style-name="Text_20_body">Elara sintió un escalofrío recorrer su espalda. La voz era real. No era un eco del pasado como los cilindros de cristal. No era un fragmento de historia atrapado en una memoria olvidada. Era algo vivo. Algo que despertaba.</text:p>
      <text:p text:style-name="Text_20_body">La estatua dio un paso adelante.</text:p>
      <text:p text:style-name="Text_20_body">Los crujidos de cristal resonaron con cada movimiento. Su rigidez inicial comenzó a desvanecerse, volviéndose fluida, como si la vida misma estuviera invadiendo su forma inerte. Parpadeó, y su mirada se posó en Elara con desconcierto y urgencia.</text:p>
      <text:p text:style-name="Text_20_body">—¿Aeloria? —murmuró la figura, su voz cargada de incredulidad—. Has cambiado. ¿Por qué vas así vestida? ¿Qué ha pasado?</text:p>
      <text:p text:style-name="Text_20_body"/>
      <text:p text:style-name="Horizontal_20_Line"/>
      <text:p text:style-name="Text_20_body">Elara no pudo responder. No conocía ese nombre, pero el hombre de cristal la miraba con la certeza de quien reconoce a un rostro familiar.</text:p>
      <text:p text:style-name="Text_20_body"><text:soft-page-break/>Confusión. Desconcierto. Misterio.</text:p>
      <text:p text:style-name="Text_20_body">Él despertaba tras siglos de sueño, y aún creía vivir en un tiempo que ya no existía. No sabía que ya no era el hombre que fue, sino una estatua de cristal. No sabía que la ciudad a su alrededor había sido devorada por el olvido. No sabía que los ecos de su mundo se habían convertido en polvo y silencio.</text:p>
      <text:p text:style-name="Text_20_body">Y ahora, el pasado y el presente se encontraban en un punto imposible, unidos por una pregunta sin respuesta.</text:p>
      <text:p text:style-name="Text_20_body">¿Quién era Aeloria? ¿Y qué destino aguardaba a Elara en la ciudad de los ecos olvidados?</text:p>
      <text:p text:style-name="Text_20_body"/>
      <text:p text:style-name="Text_20_body"/>
      <text:p text:style-name="Horizontal_20_Lin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15T19:54:20.992000000</dc:date>
    <meta:editing-duration>PT2H13M12S</meta:editing-duration>
    <meta:editing-cycles>7</meta:editing-cycles>
    <meta:generator>LibreOffice/7.3.5.2$Windows_X86_64 LibreOffice_project/184fe81b8c8c30d8b5082578aee2fed2ea847c01</meta:generator>
    <meta:document-statistic meta:table-count="0" meta:image-count="0" meta:object-count="0" meta:page-count="5" meta:paragraph-count="50" meta:word-count="1946" meta:character-count="11597" meta:non-whitespace-character-count="9702"/>
  </office:meta>
</office:document-meta>
</file>